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1.11pt double-thin #000000" style:border-line-width-bottom="0.51pt 0.11pt 0.51pt" fo:border-left="none" fo:border-right="none" fo:border-top="none"/>
      <style:text-properties style:font-name="Helvetica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Helvetica"/>
    </style:style>
    <style:style style:name="ce7" style:family="table-cell" style:parent-style-name="Default">
      <style:text-properties style:font-name="Helvetica"/>
    </style:style>
    <style:style style:name="ce8" style:family="table-cell" style:parent-style-name="Default">
      <style:table-cell-properties fo:border-bottom="1.11pt double-thin #000000" style:border-line-width-bottom="0.51pt 0.11pt 0.51pt" style:text-align-source="fix" style:repeat-content="false" fo:border-left="none" fo:border-right="none" fo:border-top="none"/>
      <style:paragraph-properties fo:text-align="center" fo:margin-left="0pt"/>
      <style:text-properties style:font-name="Helvetica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style:font-name="Helvetica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pt"/>
      <style:text-properties style:font-name="Helvetica"/>
    </style:style>
  </office:automatic-styles>
  <office:body>
    <office:spreadsheet>
      <table:calculation-settings table:automatic-find-labels="false" table:use-regular-expressions="false" table:use-wildcards="true"/>
      <table:table table:name="Petrov's Defence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number-columns-repeated="1021" table:default-cell-style-name="ce7"/>
        <table:table-row table:style-name="ro1">
          <table:table-cell table:style-name="ce5"/>
          <table:table-cell table:style-name="ce8" office:value-type="string" calcext:value-type="string">
            <text:p>White</text:p>
          </table:table-cell>
          <table:table-cell table:style-name="ce8"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4</text:p>
          </table:table-cell>
          <table:table-cell table:style-name="ce11" office:value-type="string" calcext:value-type="string">
            <text:p>e5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Nf3</text:p>
          </table:table-cell>
          <table:table-cell table:style-name="ce11" office:value-type="string" calcext:value-type="string">
            <text:p>Nf6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N x e5</text:p>
          </table:table-cell>
          <table:table-cell table:style-name="ce11" office:value-type="string" calcext:value-type="string">
            <text:p>d6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Nf3</text:p>
          </table:table-cell>
          <table:table-cell table:style-name="ce11" office:value-type="string" calcext:value-type="string">
            <text:p>N x e4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d4</text:p>
          </table:table-cell>
          <table:table-cell table:style-name="ce11" office:value-type="string" calcext:value-type="string">
            <text:p>d5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Bd3</text:p>
          </table:table-cell>
          <table:table-cell table:style-name="ce11" office:value-type="string" calcext:value-type="string">
            <text:p>Be7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O-O</text:p>
          </table:table-cell>
          <table:table-cell table:style-name="ce11" office:value-type="string" calcext:value-type="string">
            <text:p>Nc6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Re1</text:p>
          </table:table-cell>
          <table:table-cell table:style-name="ce11" office:value-type="string" calcext:value-type="string">
            <text:p>Bg4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c4</text:p>
          </table:table-cell>
          <table:table-cell table:style-name="ce11" office:value-type="string" calcext:value-type="string">
            <text:p>Nf6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08:25:30.12344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1:13:02.662737470</meta:creation-date>
    <dc:date>2020-02-07T08:31:02.425604799</dc:date>
    <meta:editing-duration>PT31M16S</meta:editing-duration>
    <meta:editing-cycles>7</meta:editing-cycles>
    <meta:generator>LibreOffice/6.2.4.2$MacOSX_X86_64 LibreOffice_project/2412653d852ce75f65fbfa83fb7e7b669a126d64</meta:generator>
    <meta:document-statistic meta:table-count="1" meta:cell-count="31" meta:object-count="0"/>
  </office:meta>
</office:document-meta>
</file>